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rsid="001c22b9" officeooo:paragraph-rsid="001c22b9"/>
    </style:style>
    <style:style style:name="P2" style:family="paragraph" style:parent-style-name="Standard">
      <style:text-properties officeooo:rsid="001c22b9" officeooo:paragraph-rsid="001c22b9"/>
    </style:style>
    <style:style style:name="P3" style:family="paragraph" style:parent-style-name="Standard">
      <style:text-properties fo:font-size="10.5pt" officeooo:rsid="001c22b9" officeooo:paragraph-rsid="001c22b9" style:font-size-asian="10.5pt" style:font-size-complex="10.5pt"/>
    </style:style>
    <style:style style:name="T1" style:family="text">
      <style:text-properties style:font-name="sans-serif"/>
    </style:style>
    <style:style style:name="T2" style:family="text">
      <style:text-properties style:font-name="sans-serif" fo:font-size="12pt"/>
    </style:style>
    <style:style style:name="T3" style:family="text">
      <style:text-properties style:font-name="sans-serif" fo:font-size="27pt"/>
    </style:style>
    <style:style style:name="T4" style:family="text">
      <style:text-properties style:font-name="sans-serif" fo:font-size="1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éonard Duchemin <text:s text:c="117"/>2°4</text:p>
      <text:p text:style-name="P2">Swann Liegeois</text:p>
      <text:p text:style-name="P2">Lily Vitale</text:p>
      <text:p text:style-name="P2">Elio Poletti </text:p>
      <text:p text:style-name="P2">Gabrien Rousseau</text:p>
      <text:p text:style-name="P2"/>
      <text:p text:style-name="P2">Ce modèle se distingue des autres types d’états-providence en mettant l’accent sur le plein-emploi, la promotion de l’<text:a xlink:type="simple" xlink:href="https://fr.wikipedia.org/wiki/Égalité_des_sexes" text:style-name="Internet_20_link" text:visited-style-name="Visited_20_Internet_20_Link">égalité des sexes</text:a>, des allocations sociales importantes et <text:a xlink:type="simple" xlink:href="https://fr.wikipedia.org/wiki/Égalitarisme" text:style-name="Internet_20_link" text:visited-style-name="Visited_20_Internet_20_Link">égalitaristes</text:a>, une large redistribution des recettes et une politique budgétaire libérale expansionniste<text:bookmark text:name="cite_ref-Esping-Andersen_5-0"/><text:a xlink:type="simple" xlink:href="https://fr.wikipedia.org/wiki/Modèle_scandinave#cite_note-Esping-Andersen-5" text:style-name="Internet_20_link" text:visited-style-name="Visited_20_Internet_20_Link">5</text:a>. </text:p>
      <text:p text:style-name="P2"/>
      <text:p text:style-name="P2"/>
      <text:p text:style-name="P2"><text:span text:style-name="Strong_20_Emphasis">Selon le Rapport mondial sur le développement humain 1995, publié par les Nations unies, la Suède, la Finlande, la Norvège et le Danemark sont les quatre pays de la planète où l’égalité entre les hommes et les femmes est la plus complète. C’est dans le domaine politique notamment que les conquêtes de la Scandinavie sont le plus spectaculaires, les femmes ayant arraché de nombreuses fonctions dans les Parlements et les gouvernements, grâce à une mobilisation consciente et efficace.</text:span> </text:p>
      <text:p text:style-name="P2"/>
      <text:p text:style-name="P3"><text:span text:style-name="T1">Décembre 2017Quelquesdates importantespour les femmes enNorvège1910 : Droit de vote pour les femmes aux élections communales1911 : Première femme suppléante représentée au parlement (Anna Rogstad)1913 : Droit de vote pour les femmes à tout type d’élection1922 : Première femme députée au parlement (Karen Platou)1945 : Première femme ministre (Kirsten Hansteen)1961 : Première femme prêtre (Ingrid Bjerkås)1968 : Première femme à la tête de la court suprême du Justice (Lilly Bølviken)1974 : Première femme présidente de région (Ebba Lodden)1978 : Première femme ministre d’égalité (Eva Kolstad)1981 : Première femme chef du gouvernement (Gro Harlem Brundtland)</text:span> </text:p>
      <text:p text:style-name="P2"/>
      <text:h text:style-name="P1" text:outline-level="2">Le pouvoir politique donne l'exemple</text:h>
      <text:p text:style-name="Text_20_body">Avec 12 femmes pour 23 ministres, le gouvernement suédois a totalement intégré le principe de <text:a xlink:type="simple" xlink:href="https://madame.lefigaro.fr/tag/parite" text:style-name="Internet_20_link" text:visited-style-name="Visited_20_Internet_20_Link">parité </text:a>dans le pouvoir politique. L'égalité hommes - femmes est l'un des <text:span text:style-name="Emphasis">leitmotiv </text:span>du gouvernement suédois. Il ne cesse pas de <text:a xlink:type="simple" xlink:href="https://sweden.se/society/gender-equality-in-sweden/" text:style-name="Internet_20_link" text:visited-style-name="Visited_20_Internet_20_Link">légiférer pour lutter contre les discriminations</text:a> genrées, comme « The Act on Violence against Women », un texte entré en vigueur en 1998. Ce dernier prévoit 6 ans d'emprisonnement pour toute violation envers l'intégrité d'une femme. Depuis 2011, un ministère spécialement dédié aux enfants, aux personnes âgées et à l'égalité des genres a également été mis en place. </text:p>
      <text:p text:style-name="Text_20_body">Dans d'autres instances politiques, comme le Parlement et les Secrétariats d'État, le pourcentage des femmes est cependant moins important : 44% d'élues parlementaires, 38% de secrétaires d'État. La Suède se situe quand même <text:a xlink:type="simple" xlink:href="http://www.ipu.org/wmn-f/classif.htm" office:target-frame-name="_blank" xlink:show="new" text:style-name="Internet_20_link" text:visited-style-name="Visited_20_Internet_20_Link">en haut du classement mondial</text:a>, loin devant la France et ses 26% d'élues.</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09T12:24:25.383000000</meta:creation-date>
    <dc:date>2020-10-09T12:57:53.361000000</dc:date>
    <meta:editing-duration>PT5S</meta:editing-duration>
    <meta:editing-cycles>1</meta:editing-cycles>
    <meta:generator>LibreOffice/6.3.3.2$Windows_X86_64 LibreOffice_project/a64200df03143b798afd1ec74a12ab50359878ed</meta:generator>
    <meta:document-statistic meta:table-count="0" meta:image-count="0" meta:object-count="0" meta:page-count="1" meta:paragraph-count="11" meta:word-count="365" meta:character-count="2544" meta:non-whitespace-character-count="2068"/>
  </office:meta>
</office:document-meta>
</file>